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8.448cm" svg:height="10.147cm" svg:x="8.012cm" svg:y="0.956cm">
            <draw:object draw:notify-on-update-of-ranges="Planilha1.B1:Planilha1.B25 Planilha1.C1:Planilha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:</text:p>
          </table:table-cell>
          <table:table-cell office:value-type="float" office:value="65312" calcext:value-type="float">
            <text:p>65312</text:p>
          </table:table-cell>
        </table:table-row>
        <table:table-row table:style-name="ro1">
          <table:table-cell/>
          <table:table-cell office:value-type="string" calcext:value-type="string">
            <text:p>b: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/>
          <table:table-cell office:value-type="string" calcext:value-type="string">
            <text:p>c:</text:p>
          </table:table-cell>
          <table:table-cell office:value-type="float" office:value="17017" calcext:value-type="float">
            <text:p>17017</text:p>
          </table:table-cell>
        </table:table-row>
        <table:table-row table:style-name="ro1">
          <table:table-cell/>
          <table:table-cell office:value-type="string" calcext:value-type="string">
            <text:p>d:</text:p>
          </table:table-cell>
          <table:table-cell office:value-type="float" office:value="21853" calcext:value-type="float">
            <text:p>21853</text:p>
          </table:table-cell>
        </table:table-row>
        <table:table-row table:style-name="ro1">
          <table:table-cell/>
          <table:table-cell office:value-type="string" calcext:value-type="string">
            <text:p>e:</text:p>
          </table:table-cell>
          <table:table-cell office:value-type="float" office:value="57706" calcext:value-type="float">
            <text:p>57706</text:p>
          </table:table-cell>
        </table:table-row>
        <table:table-row table:style-name="ro1">
          <table:table-cell/>
          <table:table-cell office:value-type="string" calcext:value-type="string">
            <text:p>f: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/>
          <table:table-cell office:value-type="string" calcext:value-type="string">
            <text:p>g: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/>
          <table:table-cell office:value-type="string" calcext:value-type="string">
            <text:p>h: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/>
          <table:table-cell office:value-type="string" calcext:value-type="string">
            <text:p>i:</text:p>
          </table:table-cell>
          <table:table-cell office:value-type="float" office:value="25993" calcext:value-type="float">
            <text:p>25993</text:p>
          </table:table-cell>
        </table:table-row>
        <table:table-row table:style-name="ro1">
          <table:table-cell/>
          <table:table-cell office:value-type="string" calcext:value-type="string">
            <text:p>j: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string" calcext:value-type="string">
            <text:p>k: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string" calcext:value-type="string">
            <text:p>l:</text:p>
          </table:table-cell>
          <table:table-cell office:value-type="float" office:value="12370" calcext:value-type="float">
            <text:p>12370</text:p>
          </table:table-cell>
        </table:table-row>
        <table:table-row table:style-name="ro1">
          <table:table-cell/>
          <table:table-cell office:value-type="string" calcext:value-type="string">
            <text:p>m:</text:p>
          </table:table-cell>
          <table:table-cell office:value-type="float" office:value="22199" calcext:value-type="float">
            <text:p>22199</text:p>
          </table:table-cell>
        </table:table-row>
        <table:table-row table:style-name="ro1">
          <table:table-cell/>
          <table:table-cell office:value-type="string" calcext:value-type="string">
            <text:p>n:</text:p>
          </table:table-cell>
          <table:table-cell office:value-type="float" office:value="24220" calcext:value-type="float">
            <text:p>24220</text:p>
          </table:table-cell>
        </table:table-row>
        <table:table-row table:style-name="ro1">
          <table:table-cell/>
          <table:table-cell office:value-type="string" calcext:value-type="string">
            <text:p>o:</text:p>
          </table:table-cell>
          <table:table-cell office:value-type="float" office:value="50447" calcext:value-type="float">
            <text:p>50447</text:p>
          </table:table-cell>
        </table:table-row>
        <table:table-row table:style-name="ro1">
          <table:table-cell/>
          <table:table-cell office:value-type="string" calcext:value-type="string">
            <text:p>p:</text:p>
          </table:table-cell>
          <table:table-cell office:value-type="float" office:value="12522" calcext:value-type="float">
            <text:p>12522</text:p>
          </table:table-cell>
        </table:table-row>
        <table:table-row table:style-name="ro1">
          <table:table-cell/>
          <table:table-cell office:value-type="string" calcext:value-type="string">
            <text:p>q: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r:</text:p>
          </table:table-cell>
          <table:table-cell office:value-type="float" office:value="35064" calcext:value-type="float">
            <text:p>35064</text:p>
          </table:table-cell>
        </table:table-row>
        <table:table-row table:style-name="ro1">
          <table:table-cell/>
          <table:table-cell office:value-type="string" calcext:value-type="string">
            <text:p>s:</text:p>
          </table:table-cell>
          <table:table-cell office:value-type="float" office:value="39430" calcext:value-type="float">
            <text:p>39430</text:p>
          </table:table-cell>
        </table:table-row>
        <table:table-row table:style-name="ro1">
          <table:table-cell/>
          <table:table-cell office:value-type="string" calcext:value-type="string">
            <text:p>t:</text:p>
          </table:table-cell>
          <table:table-cell office:value-type="float" office:value="19828" calcext:value-type="float">
            <text:p>19828</text:p>
          </table:table-cell>
        </table:table-row>
        <table:table-row table:style-name="ro1">
          <table:table-cell/>
          <table:table-cell office:value-type="string" calcext:value-type="string">
            <text:p>u:</text:p>
          </table:table-cell>
          <table:table-cell office:value-type="float" office:value="21062" calcext:value-type="float">
            <text:p>21062</text:p>
          </table:table-cell>
        </table:table-row>
        <table:table-row table:style-name="ro1">
          <table:table-cell/>
          <table:table-cell office:value-type="string" calcext:value-type="string">
            <text:p>v:</text:p>
          </table:table-cell>
          <table:table-cell office:value-type="float" office:value="9549" calcext:value-type="float">
            <text:p>9549</text:p>
          </table:table-cell>
        </table:table-row>
        <table:table-row table:style-name="ro1">
          <table:table-cell/>
          <table:table-cell office:value-type="string" calcext:value-type="string">
            <text:p>w: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string" calcext:value-type="string">
            <text:p>x: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string" calcext:value-type="string">
            <text:p>y:</text:p>
          </table:table-cell>
          <table:table-cell office:value-type="float" office:value="674" calcext:value-type="float">
            <text:p>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0:44:06.531108339</meta:creation-date>
    <dc:date>2022-11-13T20:46:07.371900102</dc:date>
    <meta:editing-duration>PT2M1S</meta:editing-duration>
    <meta:editing-cycles>1</meta:editing-cycles>
    <meta:document-statistic meta:table-count="1" meta:cell-count="50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49cm" svg:height="10.148cm" xlink:href=".." xlink:type="simple" chart:class="chart:bar" chart:style-name="ch1">
        <chart:legend chart:legend-position="end" svg:x="16.292cm" svg:y="4.775cm" style:legend-expansion="high" chart:style-name="ch2"/>
        <chart:plot-area chart:style-name="ch3" table:cell-range-address="Planilha1.B1:Planilha1.C25" chart:data-source-has-labels="column" svg:x="0.581cm" svg:y="0.257cm" svg:width="15.043cm" svg:height="9.634cm">
          <chart:coordinate-region svg:x="1.758cm" svg:y="0.456cm" svg:width="13.866cm" svg:height="8.788cm"/>
          <chart:axis chart:dimension="x" chart:name="primary-x" chart:style-name="ch4" chartooo:axis-type="auto">
            <chartooo:date-scale/>
            <chart:categories table:cell-range-address="Planilha1.B1:Planilha1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1:Planilha1.C25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a:</text:p>
                <draw:g>
                  <svg:desc>Planilha1.B1:Planilha1.B25</svg:desc>
                </draw:g>
              </table:table-cell>
              <table:table-cell office:value-type="float" office:value="65312">
                <text:p>65312</text:p>
                <draw:g>
                  <svg:desc>Planilha1.C1:Planilha1.C25</svg:desc>
                </draw:g>
              </table:table-cell>
            </table:table-row>
            <table:table-row>
              <table:table-cell office:value-type="string">
                <text:p>b: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c: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string">
                <text:p>d: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e:</text:p>
              </table:table-cell>
              <table:table-cell office:value-type="float" office:value="57706">
                <text:p>57706</text:p>
              </table:table-cell>
            </table:table-row>
            <table:table-row>
              <table:table-cell office:value-type="string">
                <text:p>f: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g: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h: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i:</text:p>
              </table:table-cell>
              <table:table-cell office:value-type="float" office:value="25993">
                <text:p>25993</text:p>
              </table:table-cell>
            </table:table-row>
            <table:table-row>
              <table:table-cell office:value-type="string">
                <text:p>j: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k: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l:</text:p>
              </table:table-cell>
              <table:table-cell office:value-type="float" office:value="12370">
                <text:p>12370</text:p>
              </table:table-cell>
            </table:table-row>
            <table:table-row>
              <table:table-cell office:value-type="string">
                <text:p>m:</text:p>
              </table:table-cell>
              <table:table-cell office:value-type="float" office:value="22199">
                <text:p>22199</text:p>
              </table:table-cell>
            </table:table-row>
            <table:table-row>
              <table:table-cell office:value-type="string">
                <text:p>n: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o:</text:p>
              </table:table-cell>
              <table:table-cell office:value-type="float" office:value="50447">
                <text:p>50447</text:p>
              </table:table-cell>
            </table:table-row>
            <table:table-row>
              <table:table-cell office:value-type="string">
                <text:p>p: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string">
                <text:p>q: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r:</text:p>
              </table:table-cell>
              <table:table-cell office:value-type="float" office:value="35064">
                <text:p>35064</text:p>
              </table:table-cell>
            </table:table-row>
            <table:table-row>
              <table:table-cell office:value-type="string">
                <text:p>s:</text:p>
              </table:table-cell>
              <table:table-cell office:value-type="float" office:value="39430">
                <text:p>39430</text:p>
              </table:table-cell>
            </table:table-row>
            <table:table-row>
              <table:table-cell office:value-type="string">
                <text:p>t: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string">
                <text:p>u: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v:</text:p>
              </table:table-cell>
              <table:table-cell office:value-type="float" office:value="9549">
                <text:p>9549</text:p>
              </table:table-cell>
            </table:table-row>
            <table:table-row>
              <table:table-cell office:value-type="string">
                <text:p>w: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x: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y:</text:p>
              </table:table-cell>
              <table:table-cell office:value-type="float" office:value="674">
                <text:p>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